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055cm" fo:min-width="8.028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style:text-properties fo:color="#ef413d"/>
    </style:style>
    <style:style style:name="P4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ef413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667cm" draw:transform="skewX (-0.00191986217719376) rotate (-0.00191986217719389) translate (3.413cm 8.112cm)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7.665cm" svg:height="0.962cm" svg:x="4.048cm" svg:y="9.309cm">
          <draw:text-box>
            <text:p text:style-name="P3"><text:span text:style-name="T1">http://localhost/ABC123</text:span></text:p>
          </draw:text-box>
        </draw:frame>
        <draw:custom-shape draw:style-name="gr1" draw:text-style-name="P2" draw:layer="layout" svg:width="8.89cm" svg:height="2.667cm" draw:transform="skewX (-0.00191986217719376) rotate (-0.00191986217719389) translate (15.478cm 8.222cm)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7.665cm" svg:height="0.962cm" svg:x="16.113cm" svg:y="9.382cm">
          <draw:text-box>
            <text:p text:style-name="P3"><text:span text:style-name="T1">http://localhost/ABC123</text:span></text:p>
          </draw:text-box>
        </draw:frame>
        <draw:line draw:style-name="gr3" draw:text-style-name="P5" draw:layer="layout" svg:x1="15.478cm" svg:y1="9.509cm" svg:x2="12.303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6:57:10.514626692</meta:creation-date>
    <dc:date>2022-03-08T17:02:34.166782858</dc:date>
    <meta:editing-duration>PT5M23S</meta:editing-duration>
    <meta:editing-cycles>2</meta:editing-cycles>
    <meta:generator>LibreOffice/6.0.7.3$Linux_X86_64 LibreOffice_project/00m0$Build-3</meta:generator>
    <meta:document-statistic meta:object-count="5"/>
  </office:meta>
</office:document-meta>
</file>